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e24e3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e24e3"/>
    </style:style>
    <style:style style:name="P4" style:family="paragraph" style:parent-style-name="Standard">
      <style:text-properties style:font-name="Calibri" fo:font-size="13pt" fo:language="it" fo:country="IT" officeooo:paragraph-rsid="001e24e3" style:font-size-asian="13pt" style:font-size-complex="13pt"/>
    </style:style>
    <style:style style:name="P5" style:family="paragraph" style:parent-style-name="Standard" style:list-style-name="L1">
      <style:text-properties style:font-name="Calibri" fo:font-size="13pt" fo:language="it" fo:country="IT" officeooo:rsid="001e24e3" officeooo:paragraph-rsid="001e24e3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20ea8f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1e24e3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Tracciamento record entità: </text:span><text:span text:style-name="T5">Macchina Usata</text:span></text:p>
      <text:p text:style-name="P2"/>
      <text:p text:style-name="P4">Elenco ordinato campi entità:</text:p>
      <text:list xml:id="list1849517574" text:style-name="L1">
        <text:list-item>
          <text:p text:style-name="P5">N_Sportelli</text:p>
        </text:list-item>
        <text:list-item>
          <text:p text:style-name="P5">N_Posti</text:p>
        </text:list-item>
        <text:list-item>
          <text:p text:style-name="P5">Targa</text:p>
        </text:list-item>
        <text:list-item>
          <text:p text:style-name="P5">Marca</text:p>
        </text:list-item>
        <text:list-item>
          <text:p text:style-name="P5">Modello</text:p>
        </text:list-item>
        <text:list-item>
          <text:p text:style-name="P5">Telaio</text:p>
        </text:list-item>
        <text:list-item>
          <text:p text:style-name="P5">Motore</text:p>
        </text:list-item>
        <text:list-item>
          <text:p text:style-name="P5">KM_Totali</text:p>
        </text:list-item>
        <text:list-item>
          <text:p text:style-name="P5">Velocità_Max</text:p>
        </text:list-item>
        <text:list-item>
          <text:p text:style-name="P5">Clindrata</text:p>
        </text:list-item>
        <text:list-item>
          <text:p text:style-name="P5">Data_Rev</text:p>
        </text:list-item>
        <text:list-item>
          <text:p text:style-name="P5">Data_Tag</text:p>
        </text:list-item>
        <text:list-item>
          <text:p text:style-name="P5">Data_Imm</text:p>
        </text:list-item>
      </text:list>
      <text:p text:style-name="P1">Separatore di campo: <text:span text:style-name="T2">=</text:span></text:p>
      <text:p text:style-name="P1">Separatore di record: <text:span text:style-name="T1">\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/>
      <text:p text:style-name="P7"/>
      <text:p text:style-name="P7">Ignazio Leonardo Calogero Sperandeo</text:p>
      <text:p text:style-name="P7">28/09/2024</text:p>
      <text:p text:style-name="P7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52:12.916900053</meta:creation-date>
    <dc:date>2024-09-28T15:12:58.675862409</dc:date>
    <meta:editing-duration>PT2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50" meta:character-count="282" meta:non-whitespace-character-count="265"/>
  </office:meta>
</office:document-meta>
</file>